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0_1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acob Rothschild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29, 1892</text:p>
      <text:p text:style-name="P2">Month<text:tab/><text:tab/><text:tab/><text:tab/><text:tab/><text:tab/>August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Shamokin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Shamokin Pa August 29 1892./</text:p>
      <text:p text:style-name="P5">Rev Dr S. Morais/</text:p>
      <text:p text:style-name="P5"><text:tab/>Philadelph./</text:p>
      <text:p text:style-name="P5">Resp Sir./</text:p>
      <text:p text:style-name="P5"><text:tab/>I am glad to inform/ you that I am much better since/ my return to Shamokin and very/ much improved./</text:p>
      <text:p text:style-name="P5">I appreciate your kindness very/ much in calling on me when/ in Philadelphia./</text:p>
      <text:p text:style-name="P5"><text:tab/>Very respectfully yours,/ Jacob Rothschild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1:24:53.21</meta:creation-date>
    <meta:document-statistic meta:table-count="0" meta:image-count="0" meta:object-count="0" meta:page-count="2" meta:paragraph-count="67" meta:word-count="214" meta:character-count="1558"/>
    <dc:date>2011-12-06T11:32:59.48</dc:date>
    <dc:creator>Penn Libraries</dc:creator>
    <meta:editing-duration>PT00H08M06S</meta:editing-duration>
    <meta:editing-cycles>1</meta:editing-cycles>
    <meta:generator>OpenOffice.org/3.2$Win32 OpenOffice.org_project/320m12$Build-9483</meta:generator>
  </office:meta>
</office:document-meta>
</file>